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4.46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CONDITION</text:p>
          </table:table-cell>
          <table:table-cell office:value-type="string">
            <text:p>AFFICHE</text:p>
          </table:table-cell>
          <table:table-cell office:value-type="string">
            <text:p>VARIABLE</text:p>
          </table:table-cell>
          <table:table-cell office:value-type="string">
            <text:p>VERIFIE</text:p>
          </table:table-cell>
          <table:table-cell office:value-type="string">
            <text:p>SI</text:p>
          </table:table-cell>
          <table:table-cell office:value-type="string">
            <text:p>SIN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$DECLAR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OSSI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DM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ULTI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$STA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DOSSIER</text:p>
          </table:table-cell>
          <table:table-cell office:value-type="string">
            <text:p>CURSOR=$DOSSIER</text:p>
          </table:table-cell>
          <table:table-cell office:value-type="string">
            <text:p>Dossier : </text:p>
          </table:table-cell>
          <table:table-cell office:value-type="string">
            <text:p>DOSSIER</text:p>
          </table:table-cell>
          <table:table-cell office:value-type="string">
            <text:p>check_dossier</text:p>
          </table:table-cell>
          <table:table-cell office:value-type="string">
            <text:p>CURSOR+=1</text:p>
          </table:table-cell>
          <table:table-cell office:value-type="string">
            <text:p>DOSSI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$OPERATION</text:p>
          </table:table-cell>
          <table:table-cell office:value-type="string">
            <text:p>CURSOR=$OPERATION</text:p>
          </table:table-cell>
          <table:table-cell office:value-type="string">
            <text:p>Operation</text:p>
          </table:table-cell>
          <table:table-cell office:value-type="string">
            <text:p>USER / OP / POSTE</text:p>
          </table:table-cell>
          <table:table-cell office:value-type="string">
            <text:p>check_operation</text:p>
          </table:table-cell>
          <table:table-cell office:value-type="string">
            <text:p>CURSOR+=1</text:p>
          </table:table-cell>
          <table:table-cell office:value-type="string">
            <text:p>OPER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$BOBINE</text:p>
          </table:table-cell>
          <table:table-cell office:value-type="string">
            <text:p>CURSOR=$BOBI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ND SAISIE_BOBINE=1</text:p>
          </table:table-cell>
          <table:table-cell office:value-type="string">
            <text:p>No BOBINE</text:p>
          </table:table-cell>
          <table:table-cell office:value-type="string">
            <text:p>BOBINE</text:p>
          </table:table-cell>
          <table:table-cell office:value-type="string">
            <text:p>chec_bobine</text:p>
          </table:table-cell>
          <table:table-cell table:number-columns-repeated="2" office:value-type="string">
            <text:p>CURSOR+=1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$LOOP</text:p>
          </table:table-cell>
          <table:table-cell table:number-columns-repeated="4"/>
          <table:table-cell office:value-type="string">
            <text:p>CURSOR=$STA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$MULT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_OPERATION</text:p>
          </table:table-cell>
          <table:table-cell office:value-type="string">
            <text:p>OPERATION est VIDE</text:p>
          </table:table-cell>
          <table:table-cell office:value-type="string">
            <text:p>Operation : </text:p>
          </table:table-cell>
          <table:table-cell office:value-type="string">
            <text:p>USER / OP /POSTE</text:p>
          </table:table-cell>
          <table:table-cell office:value-type="string">
            <text:p>check_operation</text:p>
          </table:table-cell>
          <table:table-cell office:value-type="string">
            <text:p>CURSOR+=1</text:p>
          </table:table-cell>
          <table:table-cell office:value-type="string">
            <text:p>M_OPER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_DOSSIER</text:p>
          </table:table-cell>
          <table:table-cell office:value-type="string">
            <text:p>CURSOR=M_DOSSIER</text:p>
          </table:table-cell>
          <table:table-cell office:value-type="string">
            <text:p>Dossier : </text:p>
          </table:table-cell>
          <table:table-cell office:value-type="string">
            <text:p>DOSSIER</text:p>
          </table:table-cell>
          <table:table-cell office:value-type="string">
            <text:p>check_dossier</text:p>
          </table:table-cell>
          <table:table-cell office:value-type="string">
            <text:p>CURSOR+=1</text:p>
          </table:table-cell>
          <table:table-cell office:value-type="string">
            <text:p>M_DOSSIE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MULTI = ON</text:p>
          </table:table-cell>
          <table:table-cell table:number-columns-repeated="3"/>
          <table:table-cell office:value-type="string">
            <text:p>MULTI</text:p>
          </table:table-cell>
          <table:table-cell office:value-type="string">
            <text:p>&amp;valid_multi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$END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COMMAN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ARAM</text:p>
          </table:table-cell>
          <table:table-cell office:value-type="string">
            <text:p>Affichage de paramet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FFIC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Detail de tout le dossier en COU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CH</text:p>
          </table:table-cell>
          <table:table-cell office:value-type="string">
            <text:p>Changement de poste de char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ISTORIC</text:p>
          </table:table-cell>
          <table:table-cell office:value-type="string">
            <text:p>Historique de sais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HO</text:p>
          </table:table-cell>
          <table:table-cell office:value-type="string">
            <text:p>Liste des session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NNUL</text:p>
          </table:table-cell>
          <table:table-cell office:value-type="string">
            <text:p>ANNULATION et reinit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COURS</text:p>
          </table:table-cell>
          <table:table-cell office:value-type="string">
            <text:p>Affichage des dossier encours sur le pos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LOB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DMIN</text:p>
          </table:table-cell>
          <table:table-cell office:value-type="string">
            <text:p>passage en mode adm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ADMIN</text:p>
          </table:table-cell>
          <table:table-cell office:value-type="string">
            <text:p>retour an mode us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HUTDOWN</text:p>
          </table:table-cell>
          <table:table-cell office:value-type="string">
            <text:p>arret du code ba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UIT</text:p>
          </table:table-cell>
          <table:table-cell office:value-type="string">
            <text:p>fermeture s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LTI</text:p>
          </table:table-cell>
          <table:table-cell office:value-type="string">
            <text:p>passage en mode Mult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MULTI</text:p>
          </table:table-cell>
          <table:table-cell office:value-type="string">
            <text:p>retour mode normal</text:p>
          </table:table-cell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0:52:42</meta:creation-date>
    <dc:date>2014-01-26T11:22:53</dc:date>
    <meta:editing-duration>PT15M1S</meta:editing-duration>
    <meta:editing-cycles>1</meta:editing-cycles>
    <meta:document-statistic meta:table-count="1" meta:cell-count="84" meta:object-count="0"/>
    <meta:generator>LibreOffice/4.0.4.2$Linux_X86_64 LibreOffice_project/400m0$Build-2</meta:generator>
  </office:meta>
</office:document-meta>
</file>